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4%" fo:padding="0in" fo:border="none"/>
    </style:style>
    <style:style style:name="P2" style:family="paragraph" style:parent-style-name="Standard" style:list-style-name="WWNum1">
      <style:paragraph-properties fo:margin-left="0.4165in" fo:margin-right="0in" fo:line-height="114%" fo:text-indent="-0.25in" style:auto-text-indent="false" fo:padding="0in" fo:border="none"/>
    </style:style>
    <style:style style:name="P3" style:family="paragraph" style:parent-style-name="Standard" style:list-style-name="WWNum26">
      <style:paragraph-properties fo:margin-left="0.4165in" fo:margin-right="0in" fo:line-height="114%" fo:text-indent="-0.25in" style:auto-text-indent="false" fo:padding="0in" fo:border="none"/>
    </style:style>
    <style:style style:name="P4" style:family="paragraph" style:parent-style-name="Standard" style:list-style-name="WWNum27">
      <style:paragraph-properties fo:margin-left="0.4165in" fo:margin-right="0in" fo:line-height="114%" fo:text-indent="-0.25in" style:auto-text-indent="false" fo:padding="0in" fo:border="none"/>
    </style:style>
    <style:style style:name="P5" style:family="paragraph" style:parent-style-name="Standard" style:list-style-name="WWNum34">
      <style:paragraph-properties fo:margin-left="0.4165in" fo:margin-right="0in" fo:line-height="114%" fo:text-indent="-0.25in" style:auto-text-indent="false" fo:padding="0in" fo:border="none"/>
    </style:style>
    <style:style style:name="P6" style:family="paragraph" style:parent-style-name="Standard" style:list-style-name="WWNum3">
      <style:paragraph-properties fo:margin-left="0.4165in" fo:margin-right="0in" fo:line-height="114%" fo:text-indent="-0.25in" style:auto-text-indent="false" fo:padding="0in" fo:border="none"/>
    </style:style>
    <style:style style:name="P7" style:family="paragraph" style:parent-style-name="Standard" style:list-style-name="WWNum10">
      <style:paragraph-properties fo:margin-left="0.4165in" fo:margin-right="0in" fo:line-height="114%" fo:text-indent="-0.25in" style:auto-text-indent="false" fo:padding="0in" fo:border="none"/>
    </style:style>
    <style:style style:name="P8" style:family="paragraph" style:parent-style-name="Standard" style:list-style-name="WWNum15">
      <style:paragraph-properties fo:margin-left="0.4165in" fo:margin-right="0in" fo:line-height="114%" fo:text-indent="-0.25in" style:auto-text-indent="false" fo:padding="0in" fo:border="none"/>
    </style:style>
    <style:style style:name="P9" style:family="paragraph" style:parent-style-name="Standard" style:list-style-name="WWNum16">
      <style:paragraph-properties fo:margin-left="0.4165in" fo:margin-right="0in" fo:line-height="114%" fo:text-indent="-0.25in" style:auto-text-indent="false" fo:padding="0in" fo:border="none"/>
    </style:style>
    <style:style style:name="P10" style:family="paragraph" style:parent-style-name="Standard" style:list-style-name="WWNum19">
      <style:paragraph-properties fo:margin-left="0.4165in" fo:margin-right="0in" fo:line-height="114%" fo:text-indent="-0.25in" style:auto-text-indent="false" fo:padding="0in" fo:border="none"/>
    </style:style>
    <style:style style:name="P11" style:family="paragraph" style:parent-style-name="Standard" style:list-style-name="WWNum20">
      <style:paragraph-properties fo:margin-left="0.4165in" fo:margin-right="0in" fo:line-height="114%" fo:text-indent="-0.25in" style:auto-text-indent="false" fo:padding="0in" fo:border="none"/>
    </style:style>
    <style:style style:name="P12" style:family="paragraph" style:parent-style-name="Standard" style:list-style-name="WWNum21">
      <style:paragraph-properties fo:margin-left="0.4165in" fo:margin-right="0in" fo:line-height="114%" fo:text-indent="-0.25in" style:auto-text-indent="false" fo:padding="0in" fo:border="none"/>
    </style:style>
    <style:style style:name="P13" style:family="paragraph" style:parent-style-name="Standard" style:list-style-name="WWNum23">
      <style:paragraph-properties fo:margin-left="0.4165in" fo:margin-right="0in" fo:line-height="114%" fo:text-indent="-0.25in" style:auto-text-indent="false" fo:padding="0in" fo:border="none"/>
    </style:style>
    <style:style style:name="P14" style:family="paragraph" style:parent-style-name="Standard" style:list-style-name="WWNum18">
      <style:paragraph-properties fo:margin-left="0.8335in" fo:margin-right="0in" fo:line-height="114%" fo:text-indent="-0.25in" style:auto-text-indent="false" fo:padding="0in" fo:border="none"/>
    </style:style>
    <style:style style:name="P15" style:family="paragraph" style:parent-style-name="Standard" style:list-style-name="WWNum24">
      <style:paragraph-properties fo:margin-left="0.8335in" fo:margin-right="0in" fo:line-height="114%" fo:text-indent="-0.25in" style:auto-text-indent="false" fo:padding="0in" fo:border="none"/>
    </style:style>
    <style:style style:name="P16" style:family="paragraph" style:parent-style-name="Standard" style:list-style-name="WWNum25">
      <style:paragraph-properties fo:margin-left="0.8335in" fo:margin-right="0in" fo:line-height="114%" fo:text-indent="-0.25in" style:auto-text-indent="false" fo:padding="0in" fo:border="none"/>
    </style:style>
    <style:style style:name="P17" style:family="paragraph" style:parent-style-name="Standard" style:list-style-name="WWNum28">
      <style:paragraph-properties fo:margin-left="0.8335in" fo:margin-right="0in" fo:line-height="114%" fo:text-indent="-0.25in" style:auto-text-indent="false" fo:padding="0in" fo:border="none"/>
    </style:style>
    <style:style style:name="P18" style:family="paragraph" style:parent-style-name="Standard" style:list-style-name="WWNum29">
      <style:paragraph-properties fo:margin-left="0.8335in" fo:margin-right="0in" fo:line-height="114%" fo:text-indent="-0.25in" style:auto-text-indent="false" fo:padding="0in" fo:border="none"/>
    </style:style>
    <style:style style:name="P19" style:family="paragraph" style:parent-style-name="Standard" style:list-style-name="WWNum30">
      <style:paragraph-properties fo:margin-left="0.8335in" fo:margin-right="0in" fo:line-height="114%" fo:text-indent="-0.25in" style:auto-text-indent="false" fo:padding="0in" fo:border="none"/>
    </style:style>
    <style:style style:name="P20" style:family="paragraph" style:parent-style-name="Standard" style:list-style-name="WWNum31">
      <style:paragraph-properties fo:margin-left="0.8335in" fo:margin-right="0in" fo:line-height="114%" fo:text-indent="-0.25in" style:auto-text-indent="false" fo:padding="0in" fo:border="none"/>
    </style:style>
    <style:style style:name="P21" style:family="paragraph" style:parent-style-name="Standard" style:list-style-name="WWNum32">
      <style:paragraph-properties fo:margin-left="0.8335in" fo:margin-right="0in" fo:line-height="114%" fo:text-indent="-0.25in" style:auto-text-indent="false" fo:padding="0in" fo:border="none"/>
    </style:style>
    <style:style style:name="P22" style:family="paragraph" style:parent-style-name="Standard" style:list-style-name="WWNum33">
      <style:paragraph-properties fo:margin-left="0.8335in" fo:margin-right="0in" fo:line-height="114%" fo:text-indent="-0.25in" style:auto-text-indent="false" fo:padding="0in" fo:border="none"/>
    </style:style>
    <style:style style:name="P23" style:family="paragraph" style:parent-style-name="Standard" style:list-style-name="WWNum35">
      <style:paragraph-properties fo:margin-left="0.8335in" fo:margin-right="0in" fo:line-height="114%" fo:text-indent="-0.25in" style:auto-text-indent="false" fo:padding="0in" fo:border="none"/>
    </style:style>
    <style:style style:name="P24" style:family="paragraph" style:parent-style-name="Standard" style:list-style-name="WWNum36">
      <style:paragraph-properties fo:margin-left="0.8335in" fo:margin-right="0in" fo:line-height="114%" fo:text-indent="-0.25in" style:auto-text-indent="false" fo:padding="0in" fo:border="none"/>
    </style:style>
    <style:style style:name="P25" style:family="paragraph" style:parent-style-name="Standard" style:list-style-name="WWNum2">
      <style:paragraph-properties fo:margin-left="0.8335in" fo:margin-right="0in" fo:line-height="114%" fo:text-indent="-0.25in" style:auto-text-indent="false" fo:padding="0in" fo:border="none"/>
    </style:style>
    <style:style style:name="P26" style:family="paragraph" style:parent-style-name="Standard" style:list-style-name="WWNum4">
      <style:paragraph-properties fo:margin-left="0.8335in" fo:margin-right="0in" fo:line-height="114%" fo:text-indent="-0.25in" style:auto-text-indent="false" fo:padding="0in" fo:border="none"/>
    </style:style>
    <style:style style:name="P27" style:family="paragraph" style:parent-style-name="Standard" style:list-style-name="WWNum5">
      <style:paragraph-properties fo:margin-left="0.8335in" fo:margin-right="0in" fo:line-height="114%" fo:text-indent="-0.25in" style:auto-text-indent="false" fo:padding="0in" fo:border="none"/>
    </style:style>
    <style:style style:name="P28" style:family="paragraph" style:parent-style-name="Standard" style:list-style-name="WWNum6">
      <style:paragraph-properties fo:margin-left="0.8335in" fo:margin-right="0in" fo:line-height="114%" fo:text-indent="-0.25in" style:auto-text-indent="false" fo:padding="0in" fo:border="none"/>
    </style:style>
    <style:style style:name="P29" style:family="paragraph" style:parent-style-name="Standard" style:list-style-name="WWNum8">
      <style:paragraph-properties fo:margin-left="0.8335in" fo:margin-right="0in" fo:line-height="114%" fo:text-indent="-0.25in" style:auto-text-indent="false" fo:padding="0in" fo:border="none"/>
    </style:style>
    <style:style style:name="P30" style:family="paragraph" style:parent-style-name="Standard" style:list-style-name="WWNum9">
      <style:paragraph-properties fo:margin-left="0.8335in" fo:margin-right="0in" fo:line-height="114%" fo:text-indent="-0.25in" style:auto-text-indent="false" fo:padding="0in" fo:border="none"/>
    </style:style>
    <style:style style:name="P31" style:family="paragraph" style:parent-style-name="Standard" style:list-style-name="WWNum11">
      <style:paragraph-properties fo:margin-left="0.8335in" fo:margin-right="0in" fo:line-height="114%" fo:text-indent="-0.25in" style:auto-text-indent="false" fo:padding="0in" fo:border="none"/>
    </style:style>
    <style:style style:name="P32" style:family="paragraph" style:parent-style-name="Standard" style:list-style-name="WWNum12">
      <style:paragraph-properties fo:margin-left="0.8335in" fo:margin-right="0in" fo:line-height="114%" fo:text-indent="-0.25in" style:auto-text-indent="false" fo:padding="0in" fo:border="none"/>
    </style:style>
    <style:style style:name="P33" style:family="paragraph" style:parent-style-name="Standard" style:list-style-name="WWNum13">
      <style:paragraph-properties fo:margin-left="0.8335in" fo:margin-right="0in" fo:line-height="114%" fo:text-indent="-0.25in" style:auto-text-indent="false" fo:padding="0in" fo:border="none"/>
    </style:style>
    <style:style style:name="P34" style:family="paragraph" style:parent-style-name="Standard" style:list-style-name="WWNum14">
      <style:paragraph-properties fo:margin-left="0.8335in" fo:margin-right="0in" fo:line-height="114%" fo:text-indent="-0.25in" style:auto-text-indent="false" fo:padding="0in" fo:border="none"/>
    </style:style>
    <style:style style:name="P35" style:family="paragraph" style:parent-style-name="Standard" style:list-style-name="WWNum17">
      <style:paragraph-properties fo:margin-left="0.8335in" fo:margin-right="0in" fo:line-height="114%" fo:text-indent="-0.25in" style:auto-text-indent="false" fo:padding="0in" fo:border="none"/>
    </style:style>
    <style:style style:name="P36" style:family="paragraph" style:parent-style-name="Standard" style:list-style-name="WWNum22">
      <style:paragraph-properties fo:margin-left="0.8335in" fo:margin-right="0in" fo:line-height="114%" fo:text-indent="-0.25in" style:auto-text-indent="false" fo:padding="0in" fo:border="none"/>
    </style:style>
    <style:style style:name="P37" style:family="paragraph" style:parent-style-name="Standard" style:list-style-name="WWNum7">
      <style:paragraph-properties fo:margin-left="1.25in" fo:margin-right="0in" fo:line-height="114%" fo:text-indent="-0.25in" style:auto-text-indent="false" fo:padding="0in" fo:border="none"/>
    </style:style>
    <style:style style:name="P38" style:family="paragraph" style:parent-style-name="Heading_20_1" style:master-page-name="Standard">
      <style:paragraph-properties fo:margin-top="0in" fo:margin-bottom="0.1665in" loext:contextual-spacing="false" fo:line-height="114%" style:page-number="1" fo:padding="0in" fo:border="none"/>
    </style:style>
    <style:style style:name="P39" style:family="paragraph" style:parent-style-name="Heading_20_3">
      <style:paragraph-properties fo:margin-top="0in" fo:margin-bottom="0.1665in" loext:contextual-spacing="false" fo:line-height="114%" fo:padding="0in" fo:border="none"/>
    </style:style>
    <style:style style:name="P40" style:family="paragraph" style:parent-style-name="Heading_20_2">
      <style:paragraph-properties fo:margin-top="0in" fo:margin-bottom="0.1563in" loext:contextual-spacing="false" fo:line-height="114%" fo:padding="0in" fo:border="none"/>
    </style:style>
    <style:style style:name="T1" style:family="text">
      <style:text-properties style:font-name="Google Sans" style:font-name-asian="Google Sans1" style:font-name-complex="Google Sans1"/>
    </style:style>
    <style:style style:name="T2" style:family="text">
      <style:text-properties style:font-name="Google Sans Text" style:font-name-asian="Google Sans Text1" style:font-name-complex="Google Sans Text1"/>
    </style:style>
    <style:style style:name="T3" style:family="text">
      <style:text-properties style:font-name="Google Sans Text" fo:font-weight="bold" style:font-name-asian="Google Sans Text1" style:font-weight-asian="bold" style:font-name-complex="Google Sans Text1"/>
    </style:style>
    <style:style style:name="T4" style:family="text">
      <style:text-properties style:font-name="Google Sans Text" fo:font-style="italic" style:font-name-asian="Google Sans Text1" style:font-style-asian="italic" style:font-name-complex="Google Sans Text1"/>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Detailed Documentation: Sentinel-2 Image Processor</text:span></text:p>
      <text:p text:style-name="P1"><text:span text:style-name="T2">This document provides an in-depth look into the Sentinel-2 Image Processor, covering its fundamental concepts, architectural design, development lifecycle, deployment considerations, and extensibility.</text:span></text:p>
      <text:p text:style-name="P40"><text:span text:style-name="T1">1. Core Idea</text:span></text:p>
      <text:p text:style-name="P1"><text:span text:style-name="T2">The primary goal of the Sentinel-2 Image Processor is to provide a flexible and efficient command-line tool for performing common geospatial operations on Sentinel-2 Level-2A satellite imagery. Sentinel-2 data is typically distributed in large .zip archives containing numerous spectral bands and metadata. Processing these archives often involves several steps: decompression, identifying specific bands, and applying mathematical or filtering operations.</text:span></text:p>
      <text:p text:style-name="P1"><text:span text:style-name="T2">The core idea behind this processor is to streamline this workflow and, crucially, to enable </text:span><text:span text:style-name="T3">extensibility through a plugin architecture</text:span><text:span text:style-name="T2">. This means that new image processing algorithms or "operations" can be developed, compiled into separate shared libraries, and then dynamically loaded by the main application at runtime. This approach avoids the need to recompile the entire core application every time a new operation is introduced, fostering modularity, maintainability, and ease of deployment for new functionalities.</text:span></text:p>
      <text:p text:style-name="P40"><text:span text:style-name="T1">2. Methodology</text:span></text:p>
      <text:p text:style-name="P1"><text:span text:style-name="T2">The processor follows a well-defined methodology to achieve its objectives:</text:span></text:p>
      <text:list xml:id="list2231395960" text:style-name="WWNum1">
        <text:list-item>
          <text:p text:style-name="P2"><text:span text:style-name="T3">Input Acquisition &amp; Decompression:</text:span></text:p>
        </text:list-item>
      </text:list>
      <text:list xml:id="list2435720350" text:style-name="WWNum18">
        <text:list-item>
          <text:list>
            <text:list-item>
              <text:p text:style-name="P14"><text:span text:style-name="T2">The application takes the path to a Sentinel-2 .SAFE.zip archive as input.</text:span></text:p>
            </text:list-item>
            <text:list-item>
              <text:p text:style-name="P14"><text:span text:style-name="T2">It utilizes the minizip-ng library to perform in-memory decompression of the archive into a temporary directory on the filesystem. This ensures that the raw image files are accessible for GDAL.</text:span></text:p>
            </text:list-item>
          </text:list>
        </text:list-item>
      </text:list>
      <text:list xml:id="list195450806783756" text:continue-list="list2231395960" text:style-name="WWNum1">
        <text:list-item>
          <text:p text:style-name="P2"><text:span text:style-name="T3">Band Discovery and Prioritization:</text:span></text:p>
        </text:list-item>
      </text:list>
      <text:list xml:id="list1481964475" text:style-name="WWNum24">
        <text:list-item>
          <text:list>
            <text:list-item>
              <text:p text:style-name="P15"><text:span text:style-name="T2">Once extracted, the application recursively traverses the .SAFE directory structure.</text:span></text:p>
            </text:list-item>
            <text:list-item>
              <text:p text:style-name="P15"><text:span text:style-name="T2">It identifies all .jp2 (JPEG 2000) or .tif files that conform to Sentinel-2 band naming conventions (e.g., _B04_, _B08_, _B8A_) and are located within the IMG_DATA subdirectory.</text:span></text:p>
            </text:list-item>
            <text:list-item>
              <text:p text:style-name="P15"><text:span text:style-name="T2">Crucially, Sentinel-2 provides certain bands at multiple resolutions (10m, 20m, 60m). The band discovery logic prioritizes the highest available resolution for each band (10m &gt; 20m &gt; 60m) to ensure optimal data quality for calculations.</text:span></text:p>
            </text:list-item>
            <text:list-item>
              <text:p text:style-name="P15"><text:span text:style-name="T2">Metadata (dimensions, data type, projection, geotransform) for each discovered band is extracted using GDAL and logged.</text:span></text:p>
            </text:list-item>
          </text:list>
        </text:list-item>
      </text:list>
      <text:list xml:id="list195451359320621" text:continue-list="list195450806783756" text:style-name="WWNum1">
        <text:list-item>
          <text:p text:style-name="P2"><text:span text:style-name="T3">Operation Execution (Plugin-Driven):</text:span></text:p>
        </text:list-item>
      </text:list>
      <text:list xml:id="list3446865200" text:style-name="WWNum25">
        <text:list-item>
          <text:list>
            <text:list-item>
              <text:p text:style-name="P16"><text:span text:style-name="T2">The user specifies an operation name (e.g., NDVI) and any required arguments via command-line.</text:span></text:p>
            </text:list-item>
            <text:list-item>
              <text:p text:style-name="P16"><text:span text:style-name="T2">The application dynamically loads shared libraries (.so files) from a designated plugins/ directory.</text:span></text:p>
            </text:list-item>
            <text:list-item>
              <text:p text:style-name="P16"><text:span text:style-name="T2">Each loaded plugin is expected to export specific C-compatible factory functions (createOperationInstance, getOperationName) that allow the main application to instantiate an IOperation object and query its name.</text:span></text:p>
            </text:list-item>
            <text:list-item>
              <text:p text:style-name="P16"><text:span text:style-name="T2">The S2Processor then looks up the requested operation name among its registered plugins.</text:span></text:p>
            </text:list-item>
            <text:list-item>
              <text:p text:style-name="P16"><text:soft-page-break/><text:span text:style-name="T2">If found, it invokes the execute() method on the corresponding IOperation object, passing the paths to the discovered bands, operation-specific arguments, and the desired output file path.</text:span></text:p>
            </text:list-item>
            <text:list-item>
              <text:p text:style-name="P16"><text:span text:style-name="T2">The operation module performs the pixel-wise calculations and writes the result to the specified output GeoTIFF file, preserving georeferencing information from the input bands.</text:span></text:p>
            </text:list-item>
          </text:list>
        </text:list-item>
      </text:list>
      <text:p text:style-name="P40"><text:span text:style-name="T1">3. Design</text:span></text:p>
      <text:p text:style-name="P1"><text:span text:style-name="T2">The design of the Sentinel-2 Image Processor is centered around modularity, extensibility, and leveraging established geospatial libraries.</text:span></text:p>
      <text:p text:style-name="P39"><text:span text:style-name="T1">3.1. Architectural Pattern: Plugin Architecture</text:span></text:p>
      <text:p text:style-name="P1"><text:span text:style-name="T2">The core design pattern is a </text:span><text:span text:style-name="T3">Plugin Architecture</text:span><text:span text:style-name="T2">. This is achieved through:</text:span></text:p>
      <text:list xml:id="list2598423105" text:style-name="WWNum26">
        <text:list-item>
          <text:p text:style-name="P3"><text:span text:style-name="T3">IOperation Interface:</text:span><text:span text:style-name="T2"> An abstract base class defining a common contract (getName(), execute()) for all image processing operations. This ensures that any new operation, regardless of its internal logic, presents a consistent interface to the S2Processor.</text:span></text:p>
        </text:list-item>
        <text:list-item>
          <text:p text:style-name="P3"><text:span text:style-name="T3">Dynamic Loading (dlfcn.h):</text:span><text:span text:style-name="T2"> The s2_processor executable uses dlopen(), dlsym(), and dlclose() to load shared libraries (.so files) at runtime. This is the mechanism by which plugins are integrated.</text:span></text:p>
        </text:list-item>
        <text:list-item>
          <text:p text:style-name="P3"><text:span text:style-name="T3">C-Compatible Factory Functions (extern "C"):</text:span><text:span text:style-name="T2"> To avoid C++ name mangling issues when dynamically loading, each plugin exports specific functions (createOperationInstance(), getOperationName()) with extern "C" linkage. These functions act as "factories" to create instances of IOperation implementations within the plugin.</text:span></text:p>
        </text:list-item>
        <text:list-item>
          <text:p text:style-name="P3"><text:span text:style-name="T3">std::unique_ptr for Ownership:</text:span><text:span text:style-name="T2"> std::unique_ptr is used to manage the lifetime of IOperation objects created by plugins, ensuring proper memory deallocation when the operations are no longer needed.</text:span></text:p>
        </text:list-item>
      </text:list>
      <text:p text:style-name="P39"><text:span text:style-name="T1">3.2. Core Components &amp; Responsibilities</text:span></text:p>
      <text:list xml:id="list3400259069" text:style-name="WWNum27">
        <text:list-item>
          <text:p text:style-name="P4"><text:span text:style-name="T3">s2_processor.cpp (Main Application):</text:span></text:p>
        </text:list-item>
      </text:list>
      <text:list xml:id="list2012107382" text:style-name="WWNum28">
        <text:list-item>
          <text:list>
            <text:list-item>
              <text:p text:style-name="P17"><text:span text:style-name="T3">Orchestration:</text:span><text:span text:style-name="T2"> Manages the overall processing flow.</text:span></text:p>
            </text:list-item>
            <text:list-item>
              <text:p text:style-name="P17"><text:span text:style-name="T3">Plugin Management:</text:span><text:span text:style-name="T2"> Discovers, loads, registers, and unloads plugins.</text:span></text:p>
            </text:list-item>
            <text:list-item>
              <text:p text:style-name="P17"><text:span text:style-name="T3">Input/Output Handling:</text:span><text:span text:style-name="T2"> Parses command-line arguments, manages temporary directories.</text:span></text:p>
            </text:list-item>
            <text:list-item>
              <text:p text:style-name="P17"><text:span text:style-name="T3">GDAL Initialization/Cleanup:</text:span><text:span text:style-name="T2"> Handles global GDAL registration and driver manager destruction.</text:span></text:p>
            </text:list-item>
          </text:list>
        </text:list-item>
      </text:list>
      <text:list xml:id="list195449440041055" text:continue-list="list3400259069" text:style-name="WWNum27">
        <text:list-item>
          <text:p text:style-name="P4"><text:span text:style-name="T3">MinizipExtractor Class:</text:span></text:p>
        </text:list-item>
      </text:list>
      <text:list xml:id="list1615034618" text:style-name="WWNum29">
        <text:list-item>
          <text:list>
            <text:list-item>
              <text:p text:style-name="P18"><text:span text:style-name="T3">Encapsulation:</text:span><text:span text:style-name="T2"> Handles all concerns related to .zip file decompression.</text:span></text:p>
            </text:list-item>
            <text:list-item>
              <text:p text:style-name="P18"><text:span text:style-name="T3">Temporary File Management:</text:span><text:span text:style-name="T2"> Creates and manages temporary directories for extracted data.</text:span></text:p>
            </text:list-item>
          </text:list>
        </text:list-item>
      </text:list>
      <text:list xml:id="list195449672769914" text:continue-list="list195449440041055" text:style-name="WWNum27">
        <text:list-item>
          <text:p text:style-name="P4"><text:span text:style-name="T3">IOperation.h:</text:span></text:p>
        </text:list-item>
      </text:list>
      <text:list xml:id="list1089309819" text:style-name="WWNum30">
        <text:list-item>
          <text:list>
            <text:list-item>
              <text:p text:style-name="P19"><text:span text:style-name="T3">Contract Definition:</text:span><text:span text:style-name="T2"> Defines the interface for all pluggable operations. This is the crucial abstraction layer.</text:span></text:p>
            </text:list-item>
          </text:list>
        </text:list-item>
      </text:list>
      <text:list xml:id="list195450192467260" text:continue-list="list195449672769914" text:style-name="WWNum27">
        <text:list-item>
          <text:p text:style-name="P4"><text:soft-page-break/><text:span text:style-name="T3">OperationFactory.h:</text:span></text:p>
        </text:list-item>
      </text:list>
      <text:list xml:id="list2674257812" text:style-name="WWNum31">
        <text:list-item>
          <text:list>
            <text:list-item>
              <text:p text:style-name="P20"><text:span text:style-name="T3">Type Safety:</text:span><text:span text:style-name="T2"> Provides typedefs for the C-compatible factory function pointers, improving code readability and type safety in s2_processor.cpp's dynamic loading logic.</text:span></text:p>
            </text:list-item>
          </text:list>
        </text:list-item>
      </text:list>
      <text:list xml:id="list195450980707755" text:continue-list="list195450192467260" text:style-name="WWNum27">
        <text:list-item>
          <text:p text:style-name="P4"><text:span text:style-name="T3">NdviOperation.h/NdviOperation.cpp (Example Plugin):</text:span></text:p>
        </text:list-item>
      </text:list>
      <text:list xml:id="list3324571920" text:style-name="WWNum32">
        <text:list-item>
          <text:list>
            <text:list-item>
              <text:p text:style-name="P21"><text:span text:style-name="T3">Concrete Implementation:</text:span><text:span text:style-name="T2"> Provides a specific image processing algorithm (NDVI) that adheres to the IOperation interface.</text:span></text:p>
            </text:list-item>
            <text:list-item>
              <text:p text:style-name="P21"><text:span text:style-name="T3">Self-Contained Logic:</text:span><text:span text:style-name="T2"> Contains all necessary logic and dependencies for its specific operation.</text:span></text:p>
            </text:list-item>
            <text:list-item>
              <text:p text:style-name="P21"><text:span text:style-name="T3">Factory Export:</text:span><text:span text:style-name="T2"> Exports the extern "C" factory functions for dynamic loading.</text:span></text:p>
            </text:list-item>
          </text:list>
        </text:list-item>
      </text:list>
      <text:list xml:id="list195450927912638" text:continue-list="list195450980707755" text:style-name="WWNum27">
        <text:list-item>
          <text:p text:style-name="P4"><text:span text:style-name="T3">Helper Functions (readBandToFloat, writeOutputTiff):</text:span></text:p>
        </text:list-item>
      </text:list>
      <text:list xml:id="list2553063921" text:style-name="WWNum33">
        <text:list-item>
          <text:list>
            <text:list-item>
              <text:p text:style-name="P22"><text:span text:style-name="T3">Utility Layer:</text:span><text:span text:style-name="T2"> Provide common, reusable functionalities for reading and writing raster data using GDAL. These are currently part of s2_processor.cpp but could be refactored into a separate utility library for larger projects.</text:span></text:p>
            </text:list-item>
          </text:list>
        </text:list-item>
      </text:list>
      <text:p text:style-name="P39"><text:span text:style-name="T1">3.3. External Libraries</text:span></text:p>
      <text:list xml:id="list3614211522" text:style-name="WWNum34">
        <text:list-item>
          <text:p text:style-name="P5"><text:span text:style-name="T3">GDAL (Geospatial Data Abstraction Library):</text:span></text:p>
        </text:list-item>
      </text:list>
      <text:list xml:id="list3679102402" text:style-name="WWNum35">
        <text:list-item>
          <text:list>
            <text:list-item>
              <text:p text:style-name="P23"><text:span text:style-name="T3">Core Geospatial Processing:</text:span><text:span text:style-name="T2"> Used for reading and writing various raster formats (especially .jp2 and GeoTIFF), accessing band data, and handling georeferencing information (projections, geotransforms).</text:span></text:p>
            </text:list-item>
            <text:list-item>
              <text:p text:style-name="P23"><text:span text:style-name="T3">Error Handling:</text:span><text:span text:style-name="T2"> Integrated with a custom GDAL error handler for consistent logging.</text:span></text:p>
            </text:list-item>
          </text:list>
        </text:list-item>
      </text:list>
      <text:list xml:id="list195451466881736" text:continue-list="list3614211522" text:style-name="WWNum34">
        <text:list-item>
          <text:p text:style-name="P5"><text:span text:style-name="T3">Minizip-ng:</text:span></text:p>
        </text:list-item>
      </text:list>
      <text:list xml:id="list1324293208" text:style-name="WWNum36">
        <text:list-item>
          <text:list>
            <text:list-item>
              <text:p text:style-name="P24"><text:span text:style-name="T3">Zip Decompression:</text:span><text:span text:style-name="T2"> Provides the necessary API for programmatic extraction of .zip archives.</text:span></text:p>
            </text:list-item>
          </text:list>
        </text:list-item>
      </text:list>
      <text:list xml:id="list195450040658700" text:continue-list="list195451466881736" text:style-name="WWNum34">
        <text:list-item>
          <text:p text:style-name="P5"><text:span text:style-name="T3">std::filesystem (C++20):</text:span></text:p>
        </text:list-item>
      </text:list>
      <text:list xml:id="list2246536763" text:style-name="WWNum2">
        <text:list-item>
          <text:list>
            <text:list-item>
              <text:p text:style-name="P25"><text:span text:style-name="T3">Filesystem Operations:</text:span><text:span text:style-name="T2"> Used for cross-platform directory creation, path manipulation, and iterating through directory contents, simplifying file system interactions.</text:span></text:p>
            </text:list-item>
          </text:list>
        </text:list-item>
      </text:list>
      <text:p text:style-name="P40"><text:span text:style-name="T1">4. Development Flow</text:span></text:p>
      <text:p text:style-name="P1"><text:span text:style-name="T2">The development flow is designed to be efficient for both core application development and plugin creation.</text:span></text:p>
      <text:list xml:id="list1374370740" text:style-name="WWNum3">
        <text:list-item>
          <text:p text:style-name="P6"><text:span text:style-name="T3">Set Up Environment:</text:span></text:p>
        </text:list-item>
      </text:list>
      <text:list xml:id="list3399400081" text:style-name="WWNum4">
        <text:list-item>
          <text:list>
            <text:list-item>
              <text:p text:style-name="P26"><text:span text:style-name="T2">Ensure all prerequisites (compiler, GDAL, Minizip-ng, etc.) are installed and correctly configured in your system's PATH and library paths.</text:span></text:p>
            </text:list-item>
          </text:list>
        </text:list-item>
      </text:list>
      <text:list xml:id="list195450696626182" text:continue-list="list1374370740" text:style-name="WWNum3">
        <text:list-item>
          <text:p text:style-name="P6"><text:span text:style-name="T3">Core Application Development:</text:span></text:p>
        </text:list-item>
      </text:list>
      <text:list xml:id="list571990025" text:style-name="WWNum5">
        <text:list-item>
          <text:list>
            <text:list-item>
              <text:p text:style-name="P27"><text:soft-page-break/><text:span text:style-name="T2">Work on s2_processor.cpp, IOperation.h, OperationFactory.h.</text:span></text:p>
            </text:list-item>
            <text:list-item>
              <text:p text:style-name="P27"><text:span text:style-name="T2">Compile s2_processor.cpp into the main executable.</text:span></text:p>
            </text:list-item>
          </text:list>
        </text:list-item>
      </text:list>
      <text:list xml:id="list195450634201961" text:continue-list="list195450696626182" text:style-name="WWNum3">
        <text:list-item>
          <text:p text:style-name="P6"><text:span text:style-name="T3">Plugin Development:</text:span></text:p>
        </text:list-item>
      </text:list>
      <text:list xml:id="list235880634" text:style-name="WWNum6">
        <text:list-item>
          <text:list>
            <text:list-item>
              <text:p text:style-name="P28"><text:span text:style-name="T2">For each new operation:</text:span></text:p>
            </text:list-item>
          </text:list>
        </text:list-item>
      </text:list>
      <text:list xml:id="list2966936632" text:style-name="WWNum7">
        <text:list-item>
          <text:list>
            <text:list-item>
              <text:list>
                <text:list-item>
                  <text:p text:style-name="P37"><text:span text:style-name="T2">Create MyNewOperation.h and MyNewOperation.cpp.</text:span></text:p>
                </text:list-item>
                <text:list-item>
                  <text:p text:style-name="P37"><text:span text:style-name="T2">Implement the IOperation interface.</text:span></text:p>
                </text:list-item>
                <text:list-item>
                  <text:p text:style-name="P37"><text:span text:style-name="T2">Add the extern "C" factory functions.</text:span></text:p>
                </text:list-item>
                <text:list-item>
                  <text:p text:style-name="P37"><text:span text:style-name="T3">Crucially, compile the plugin independently into a shared library (.so file).</text:span></text:p>
                </text:list-item>
              </text:list>
            </text:list-item>
          </text:list>
        </text:list-item>
      </text:list>
      <text:list xml:id="list195450295523501" text:continue-list="list195450634201961" text:style-name="WWNum3">
        <text:list-item>
          <text:p text:style-name="P6"><text:span text:style-name="T3">Testing:</text:span></text:p>
        </text:list-item>
      </text:list>
      <text:list xml:id="list3890538126" text:style-name="WWNum8">
        <text:list-item>
          <text:list>
            <text:list-item>
              <text:p text:style-name="P29"><text:span text:style-name="T2">Place the compiled .so files into the plugins/ directory.</text:span></text:p>
            </text:list-item>
            <text:list-item>
              <text:p text:style-name="P29"><text:span text:style-name="T2">Run the s2_processor executable with sample Sentinel-2 data and specify the new operation.</text:span></text:p>
            </text:list-item>
            <text:list-item>
              <text:p text:style-name="P29"><text:span text:style-name="T2">Debug plugins using standard debugging tools (e.g., GDB) which can attach to dynamically loaded libraries.</text:span></text:p>
            </text:list-item>
          </text:list>
        </text:list-item>
      </text:list>
      <text:list xml:id="list195450818636017" text:continue-list="list195450295523501" text:style-name="WWNum3">
        <text:list-item>
          <text:p text:style-name="P6"><text:span text:style-name="T3">Iteration:</text:span></text:p>
        </text:list-item>
      </text:list>
      <text:list xml:id="list1289048227" text:style-name="WWNum9">
        <text:list-item>
          <text:list>
            <text:list-item>
              <text:p text:style-name="P30"><text:span text:style-name="T2">Changes to a plugin only require recompiling that specific plugin's .cpp file into its .so and replacing it in the plugins/ directory. The main s2_processor executable does </text:span><text:span text:style-name="T4">not</text:span><text:span text:style-name="T2"> need to be recompiled. This significantly speeds up development cycles for new features.</text:span></text:p>
            </text:list-item>
          </text:list>
        </text:list-item>
      </text:list>
      <text:p text:style-name="P40"><text:span text:style-name="T1">5. Deployment</text:span></text:p>
      <text:p text:style-name="P1"><text:span text:style-name="T2">Deploying the Sentinel-2 Image Processor involves ensuring the executable and its dependencies are correctly placed on the target system.</text:span></text:p>
      <text:list xml:id="list830946867" text:style-name="WWNum10">
        <text:list-item>
          <text:p text:style-name="P7"><text:span text:style-name="T3">Compile on Target System (Recommended):</text:span></text:p>
        </text:list-item>
      </text:list>
      <text:list xml:id="list2676696404" text:style-name="WWNum11">
        <text:list-item>
          <text:list>
            <text:list-item>
              <text:p text:style-name="P31"><text:span text:style-name="T2">The most robust approach is to compile the s2_processor executable and all desired plugins directly on the target deployment environment. This ensures compatibility with the system's specific GDAL, Minizip-ng, and C++ runtime versions.</text:span></text:p>
            </text:list-item>
          </text:list>
        </text:list-item>
      </text:list>
      <text:list xml:id="list195450824421387" text:continue-list="list830946867" text:style-name="WWNum10">
        <text:list-item>
          <text:p text:style-name="P7"><text:span text:style-name="T3">Package Executable and Plugins:</text:span></text:p>
        </text:list-item>
      </text:list>
      <text:list xml:id="list1874651592" text:style-name="WWNum12">
        <text:list-item>
          <text:list>
            <text:list-item>
              <text:p text:style-name="P32"><text:span text:style-name="T2">The s2_processor executable.</text:span></text:p>
            </text:list-item>
            <text:list-item>
              <text:p text:style-name="P32"><text:span text:style-name="T2">The plugins/ directory containing all necessary .so files (e.g., libndvi_op.so).</text:span></text:p>
            </text:list-item>
          </text:list>
        </text:list-item>
      </text:list>
      <text:list xml:id="list195450585128445" text:continue-list="list195450824421387" text:style-name="WWNum10">
        <text:list-item>
          <text:p text:style-name="P7"><text:soft-page-break/><text:span text:style-name="T3">Ensure Library Dependencies:</text:span></text:p>
        </text:list-item>
      </text:list>
      <text:list xml:id="list1119714745" text:style-name="WWNum13">
        <text:list-item>
          <text:list>
            <text:list-item>
              <text:p text:style-name="P33"><text:span text:style-name="T2">The GDAL library and its dependencies (Minizip-ng, libxml2, etc.) must be installed on the target system. Ensure their shared libraries are discoverable by the system's dynamic linker (e.g., in /usr/local/lib, /usr/lib, or paths specified in LD_LIBRARY_PATH).</text:span></text:p>
            </text:list-item>
          </text:list>
        </text:list-item>
      </text:list>
      <text:list xml:id="list195449806244676" text:continue-list="list195450585128445" text:style-name="WWNum10">
        <text:list-item>
          <text:p text:style-name="P7"><text:span text:style-name="T3">Provide Input Data:</text:span></text:p>
        </text:list-item>
      </text:list>
      <text:list xml:id="list1579420405" text:style-name="WWNum14">
        <text:list-item>
          <text:list>
            <text:list-item>
              <text:p text:style-name="P34"><text:span text:style-name="T2">The Sentinel-2 .SAFE.zip archives must be accessible to the application.</text:span></text:p>
            </text:list-item>
          </text:list>
        </text:list-item>
      </text:list>
      <text:p text:style-name="P40"><text:span text:style-name="T1">6. Documentation</text:span></text:p>
      <text:p text:style-name="P1"><text:span text:style-name="T2">This project adheres to a self-documenting principle, providing comprehensive information at various levels:</text:span></text:p>
      <text:list xml:id="list1448327520" text:style-name="WWNum15">
        <text:list-item>
          <text:p text:style-name="P8"><text:span text:style-name="T3">GitHub README (README.md):</text:span><text:span text:style-name="T2"> A high-level overview for quick understanding, covering features, project structure, prerequisites, building instructions, basic usage examples, and contribution guidelines. This is the first point of contact for new users.</text:span></text:p>
        </text:list-item>
        <text:list-item>
          <text:p text:style-name="P8"><text:span text:style-name="T3">Detailed Documentation (This Document):</text:span><text:span text:style-name="T2"> Provides in-depth explanations of the core idea, methodology, architectural design, development workflow, deployment, and extensibility, crucial for developers and advanced users.</text:span></text:p>
        </text:list-item>
        <text:list-item>
          <text:p text:style-name="P8"><text:span text:style-name="T3">Inline Code Comments:</text:span><text:span text:style-name="T2"> Extensive comments within the C++ source files explain specific logic, algorithms, class responsibilities, and function parameters. This is vital for code maintainability and understanding.</text:span></text:p>
        </text:list-item>
        <text:list-item>
          <text:p text:style-name="P8"><text:span text:style-name="T3">Command-Line Usage Output:</text:span><text:span text:style-name="T2"> The application itself provides a clear usage message if invoked incorrectly, detailing available operations and their arguments.</text:span></text:p>
        </text:list-item>
      </text:list>
      <text:p text:style-name="P40"><text:span text:style-name="T1">7. Modifying the Project</text:span></text:p>
      <text:p text:style-name="P1"><text:span text:style-name="T2">Modifying the project can involve changes to the core application or extending its functionality with new operations.</text:span></text:p>
      <text:p text:style-name="P39"><text:span text:style-name="T1">7.1. Modifying Core Logic (s2_processor.cpp)</text:span></text:p>
      <text:list xml:id="list1585669769" text:style-name="WWNum16">
        <text:list-item>
          <text:p text:style-name="P9"><text:span text:style-name="T3">Purpose:</text:span><text:span text:style-name="T2"> Changes to how plugins are loaded, how bands are discovered, or how the overall pipeline is orchestrated.</text:span></text:p>
        </text:list-item>
        <text:list-item>
          <text:p text:style-name="P9"><text:span text:style-name="T3">Process:</text:span></text:p>
        </text:list-item>
      </text:list>
      <text:list xml:id="list1147341464" text:style-name="WWNum17">
        <text:list-item>
          <text:list>
            <text:list-item>
              <text:p text:style-name="P35"><text:span text:style-name="T2">Edit s2_processor.cpp (and potentially IOperation.h, OperationFactory.h if the interface changes).</text:span></text:p>
            </text:list-item>
            <text:list-item>
              <text:p text:style-name="P35"><text:span text:style-name="T2">Recompile s2_processor.cpp (only the main executable).</text:span></text:p>
            </text:list-item>
            <text:list-item>
              <text:p text:style-name="P35"><text:span text:style-name="T2">Test the updated core functionality.</text:span></text:p>
            </text:list-item>
          </text:list>
        </text:list-item>
      </text:list>
      <text:p text:style-name="P39"><text:span text:style-name="T1">7.2. Adding New Operations (Plugins)</text:span></text:p>
      <text:p text:style-name="P1"><text:span text:style-name="T2">This is the primary way to extend the processor's capabilities. Refer to Section 4 ("Development Flow") and Section 9 ("Added Calculation Modules") for detailed steps. The key advantage here is that the core s2_processor executable does </text:span><text:span text:style-name="T4">not</text:span><text:span text:style-name="T2"> need to be recompiled.</text:span></text:p>
      <text:p text:style-name="P40"><text:span text:style-name="T1">8. Compilation</text:span></text:p>
      <text:p text:style-name="P1"><text:soft-page-break/><text:span text:style-name="T2">Compilation involves two distinct steps: building the main executable and building each plugin as a shared library.</text:span></text:p>
      <text:p text:style-name="P39"><text:span text:style-name="T1">8.1. Main Executable Compilation</text:span></text:p>
      <text:p text:style-name="P1"><text:span text:style-name="T2">g++ -std=c++20 -lstdc++fs \<text:line-break/> <text:s/>-I. \<text:line-break/> <text:s/>-I/usr/local/include/minizip \<text:line-break/> <text:s/>$(gdal-config --cflags) \<text:line-break/> <text:s/>s2_processor.cpp \<text:line-break/> <text:s/>-o s2_processor \<text:line-break/> <text:s/>-lminizip \<text:line-break/> <text:s/>$(pkg-config --libs libxml-2.0) -llzma -lz \<text:line-break/> <text:s/>-lproj -lgeos_c -lsqlite3 -lcurl \<text:line-break/> <text:s/>-lgdal -lpthread -ldl -lm<text:line-break/></text:span></text:p>
      <text:list xml:id="list235054983" text:style-name="WWNum19">
        <text:list-item>
          <text:p text:style-name="P10"><text:span text:style-name="T3">-std=c++20</text:span><text:span text:style-name="T2">: Enables C++20 features.</text:span></text:p>
        </text:list-item>
        <text:list-item>
          <text:p text:style-name="P10"><text:span text:style-name="T3">-lstdc++fs</text:span><text:span text:style-name="T2">: Links the C++ filesystem library.</text:span></text:p>
        </text:list-item>
        <text:list-item>
          <text:p text:style-name="P10"><text:span text:style-name="T3">-I.</text:span><text:span text:style-name="T2">: Includes the current directory for headers like IOperation.h.</text:span></text:p>
        </text:list-item>
        <text:list-item>
          <text:p text:style-name="P10"><text:span text:style-name="T3">-I/usr/local/include/minizip</text:span><text:span text:style-name="T2">: Specifies the path to Minizip-ng headers (adjust if different).</text:span></text:p>
        </text:list-item>
        <text:list-item>
          <text:p text:style-name="P10"><text:span text:style-name="T3">$(gdal-config --cflags)</text:span><text:span text:style-name="T2">: Injects necessary GDAL compilation flags.</text:span></text:p>
        </text:list-item>
        <text:list-item>
          <text:p text:style-name="P10"><text:span text:style-name="T3">s2_processor.cpp</text:span><text:span text:style-name="T2">: The source file for the main application.</text:span></text:p>
        </text:list-item>
        <text:list-item>
          <text:p text:style-name="P10"><text:span text:style-name="T3">-o s2_processor</text:span><text:span text:style-name="T2">: Output executable name.</text:span></text:p>
        </text:list-item>
        <text:list-item>
          <text:p text:style-name="P10"><text:span text:style-name="T3">-lminizip</text:span><text:span text:style-name="T2">: Links the Minizip-ng library.</text:span></text:p>
        </text:list-item>
        <text:list-item>
          <text:p text:style-name="P10"><text:span text:style-name="T3">$(pkg-config --libs libxml-2.0) -llzma -lz -lproj -lgeos_c -lsqlite3 -lcurl</text:span><text:span text:style-name="T2">: Links common GDAL dependencies.</text:span></text:p>
        </text:list-item>
        <text:list-item>
          <text:p text:style-name="P10"><text:span text:style-name="T3">-lgdal</text:span><text:span text:style-name="T2">: Links the GDAL library.</text:span></text:p>
        </text:list-item>
        <text:list-item>
          <text:p text:style-name="P10"><text:span text:style-name="T3">-lpthread -ldl -lm</text:span><text:span text:style-name="T2">: Links POSIX threads, dynamic loading library (dlopen, dlsym), and math library.</text:span></text:p>
        </text:list-item>
      </text:list>
      <text:p text:style-name="P39"><text:span text:style-name="T1">8.2. Plugin Compilation (Example: NdviOperation)</text:span></text:p>
      <text:p text:style-name="P1"><text:span text:style-name="T2">g++ -std=c++20 -fPIC -shared \<text:line-break/> <text:s/>-I. \<text:line-break/> <text:s/>-I/usr/local/include/minizip \<text:line-break/> <text:s/>$(gdal-config --cflags) \<text:line-break/> <text:s/>NdviOperation.cpp \<text:line-break/> <text:s/>-o plugins/libndvi_op.so \<text:line-break/> <text:s/>-lminizip \<text:line-break/> <text:s/>$(pkg-config --libs libxml-2.0) -llzma -lz \<text:line-break/> <text:s/>-lproj -lgeos_c -lsqlite3 -lcurl \<text:line-break/> <text:s/>-lgdal -lpthread -ldl -lm<text:line-break/></text:span></text:p>
      <text:list xml:id="list2412908809" text:style-name="WWNum20">
        <text:list-item>
          <text:p text:style-name="P11"><text:span text:style-name="T3">-fPIC</text:span><text:span text:style-name="T2">: Generates Position-Independent Code, mandatory for shared libraries.</text:span></text:p>
        </text:list-item>
        <text:list-item>
          <text:p text:style-name="P11"><text:span text:style-name="T3">-shared</text:span><text:span text:style-name="T2">: Creates a shared library (.so file).</text:span></text:p>
        </text:list-item>
        <text:list-item>
          <text:p text:style-name="P11"><text:span text:style-name="T3">-I.</text:span><text:span text:style-name="T2">: Includes the current directory for headers like IOperation.h and NdviOperation.h.</text:span></text:p>
        </text:list-item>
        <text:list-item>
          <text:p text:style-name="P11"><text:span text:style-name="T3">-o plugins/libndvi_op.so</text:span><text:span text:style-name="T2">: Specifies the output path and name for the shared library. It </text:span><text:span text:style-name="T3">must</text:span><text:span text:style-name="T2"> be placed in the plugins/ directory for the main application to find it.</text:span></text:p>
        </text:list-item>
        <text:list-item>
          <text:p text:style-name="P11"><text:span text:style-name="T3">Note:</text:span><text:span text:style-name="T2"> Plugins also need to link against any libraries they use (GDAL, Minizip-ng, etc.) because they are compiled as independent modules.</text:span></text:p>
        </text:list-item>
      </text:list>
      <text:p text:style-name="P40"><text:soft-page-break/><text:span text:style-name="T1">9. Added Calculation Modules</text:span></text:p>
      <text:p text:style-name="P1"><text:span text:style-name="T2">Currently, the project includes one primary calculation module as a dynamically loadable plugin:</text:span></text:p>
      <text:p text:style-name="P39"><text:span text:style-name="T1">9.1. NDVI (Normalized Difference Vegetation Index)</text:span></text:p>
      <text:list xml:id="list333783791" text:style-name="WWNum21">
        <text:list-item>
          <text:p text:style-name="P12"><text:span text:style-name="T3">Name:</text:span><text:span text:style-name="T2"> NDVI</text:span></text:p>
        </text:list-item>
        <text:list-item>
          <text:p text:style-name="P12"><text:span text:style-name="T3">Formula:</text:span><text:span text:style-name="T2"> NDVI=(NIR−RED)/(NIR+RED)</text:span></text:p>
        </text:list-item>
        <text:list-item>
          <text:p text:style-name="P12"><text:span text:style-name="T3">Required Arguments:</text:span></text:p>
        </text:list-item>
      </text:list>
      <text:list xml:id="list2107134610" text:style-name="WWNum22">
        <text:list-item>
          <text:list>
            <text:list-item>
              <text:p text:style-name="P36"><text:span text:style-name="T2">&lt;NIR_band_name&gt;: The name of the Near-Infrared band (typically B08 for Sentinel-2).</text:span></text:p>
            </text:list-item>
            <text:list-item>
              <text:p text:style-name="P36"><text:span text:style-name="T2">&lt;RED_band_name&gt;: The name of the Red band (typically B04 for Sentinel-2).</text:span></text:p>
            </text:list-item>
          </text:list>
        </text:list-item>
      </text:list>
      <text:list xml:id="list195450441674223" text:continue-list="list333783791" text:style-name="WWNum21">
        <text:list-item>
          <text:p text:style-name="P12"><text:span text:style-name="T3">Implementation:</text:span><text:span text:style-name="T2"> Handled by the NdviOperation class, compiled into libndvi_op.so.</text:span></text:p>
        </text:list-item>
        <text:list-item>
          <text:p text:style-name="P12"><text:span text:style-name="T3">Example Usage:</text:span><text:span text:style-name="T5"><text:line-break/></text:span><text:span text:style-name="T2">./s2_processor S2A_MSIL2A_...SAFE.zip output_ndvi.tif NDVI B08 B04<text:line-break/></text:span></text:p>
        </text:list-item>
      </text:list>
      <text:p text:style-name="P39"><text:span text:style-name="T1">9.2. How to Add More Calculation Modules</text:span></text:p>
      <text:p text:style-name="P1"><text:span text:style-name="T2">To add new operations like ADD, SUB, or FILTER, you would follow the plugin development process outlined in Section 4 and Section 7.2.</text:span></text:p>
      <text:p text:style-name="P1"><text:span text:style-name="T2">For example, to add an ADD operation:</text:span></text:p>
      <text:list xml:id="list4067866329" text:style-name="WWNum23">
        <text:list-item>
          <text:p text:style-name="P13"><text:span text:style-name="T3">AddOperation.h:</text:span><text:span text:style-name="T5"><text:line-break/></text:span><text:span text:style-name="T2">#pragma once<text:line-break/>#include "IOperation.h"<text:line-break/>// ... include necessary helpers and GDAL forward declarations ...<text:line-break/>class AddOperation : public IOperation {<text:line-break/>public:<text:line-break/> <text:s text:c="3"/>std::string getName() const override { return "ADD"; }<text:line-break/> <text:s text:c="3"/>bool execute(const std::map&lt;std::string, std::string&gt;&amp; bandPaths,<text:line-break/> <text:s text:c="16"/>const std::vector&lt;std::string&gt;&amp; args,<text:line-break/> <text:s text:c="16"/>const std::string&amp; outputPath) override;<text:line-break/>};<text:line-break/></text:span></text:p>
        </text:list-item>
        <text:list-item>
          <text:p text:style-name="P13"><text:span text:style-name="T3">AddOperation.cpp:</text:span><text:span text:style-name="T5"><text:line-break/></text:span><text:span text:style-name="T2">#include "AddOperation.h"<text:line-break/>#include &lt;iostream&gt;<text:line-break/>// ... include necessary GDAL headers and helper function re-declarations ...<text:line-break/><text:line-break/>bool AddOperation::execute(const std::map&lt;std::string, std::string&gt;&amp; bandPaths,<text:line-break/> <text:s text:c="26"/>const std::vector&lt;std::string&gt;&amp; args,<text:line-break/> <text:s text:c="26"/>const std::string&amp; outputPath) {<text:line-break/> <text:s text:c="3"/>// ... implementation of band addition (band1 + band2) ...<text:line-break/> <text:s text:c="3"/>// Use readBandToFloat and writeOutputTiff<text:line-break/> <text:s text:c="3"/>return true; // or false on error<text:line-break/>}<text:line-break/><text:line-break/>extern "C" std::unique_ptr&lt;IOperation&gt; createOperationInstance() {<text:line-break/> <text:s text:c="3"/>return std::make_unique&lt;AddOperation&gt;();<text:line-break/>}<text:line-break/><text:line-break/>extern "C" const char* getOperationName() {<text:line-break/> <text:s text:c="3"/>return "ADD";<text:line-break/>}<text:line-break/></text:span></text:p>
        </text:list-item>
        <text:list-item>
          <text:p text:style-name="P13"><text:span text:style-name="T3">Compile:</text:span><text:span text:style-name="T5"><text:line-break/></text:span><text:span text:style-name="T2">g++ -std=c++20 -fPIC -shared \<text:line-break/> <text:s/>-I. \<text:line-break/> <text:s/>-I/usr/local/include/minizip \<text:line-break/> <text:s/>$(gdal-config --cflags) \<text:line-break/> <text:s/>AddOperation.cpp \<text:line-break/> <text:s/>-o plugins/libadd_op.so \<text:line-break/> <text:s/>-lminizip \<text:line-break/> <text:s/>$(pkg-config --libs libxml-2.0) -llzma -lz \<text:line-break/> <text:s/>-lproj -lgeos_c -lsqlite3 -lcurl \<text:line-break/> <text:s/>-lgdal -lpthread -ldl -lm<text:line-break/></text:span></text:p>
        </text:list-item>
        <text:list-item>
          <text:p text:style-name="P13"><text:span text:style-name="T3">Run:</text:span><text:span text:style-name="T5"><text:line-break/></text:span><text:span text:style-name="T2">./s2_processor S2A_MSIL2A_...SAFE.zip output_sum.tif ADD B04 B03<text:line-break/></text:span></text:p>
        </text:list-item>
      </text:list>
      <text:p text:style-name="P1"><text:span text:style-name="T2">This systematic approach ensures that the project remains scalable and easy to manage as more image processing functionalities are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9" style:display-name="ListLabel 1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0" style:display-name="ListLabel 2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1" style:display-name="ListLabel 2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2" style:display-name="ListLabel 2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3" style:display-name="ListLabel 2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4" style:display-name="ListLabel 2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5" style:display-name="ListLabel 2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6" style:display-name="ListLabel 2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7" style:display-name="ListLabel 2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8" style:display-name="ListLabel 2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9" style:display-name="ListLabel 2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0" style:display-name="ListLabel 2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1" style:display-name="ListLabel 2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2" style:display-name="ListLabel 2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3" style:display-name="ListLabel 2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4" style:display-name="ListLabel 2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5" style:display-name="ListLabel 2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6" style:display-name="ListLabel 2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7" style:display-name="ListLabel 2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8" style:display-name="ListLabel 2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9" style:display-name="ListLabel 2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0" style:display-name="ListLabel 2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1" style:display-name="ListLabel 2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2" style:display-name="ListLabel 2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3" style:display-name="ListLabel 2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4" style:display-name="ListLabel 2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5" style:display-name="ListLabel 2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6" style:display-name="ListLabel 2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7" style:display-name="ListLabel 2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8" style:display-name="ListLabel 2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9" style:display-name="ListLabel 2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0" style:display-name="ListLabel 2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1" style:display-name="ListLabel 2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2" style:display-name="ListLabel 2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3" style:display-name="ListLabel 2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4" style:display-name="ListLabel 2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5" style:display-name="ListLabel 2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6" style:display-name="ListLabel 2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7" style:display-name="ListLabel 2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8" style:display-name="ListLabel 2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9" style:display-name="ListLabel 2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0" style:display-name="ListLabel 2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1" style:display-name="ListLabel 2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2" style:display-name="ListLabel 2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3" style:display-name="ListLabel 2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4" style:display-name="ListLabel 2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5" style:display-name="ListLabel 2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6" style:display-name="ListLabel 2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7" style:display-name="ListLabel 2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8" style:display-name="ListLabel 2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9" style:display-name="ListLabel 2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0" style:display-name="ListLabel 2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1" style:display-name="ListLabel 2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2" style:display-name="ListLabel 2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3" style:display-name="ListLabel 2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4" style:display-name="ListLabel 2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5" style:display-name="ListLabel 2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6" style:display-name="ListLabel 2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7" style:display-name="ListLabel 2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8" style:display-name="ListLabel 2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9" style:display-name="ListLabel 2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0" style:display-name="ListLabel 2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1" style:display-name="ListLabel 2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2" style:display-name="ListLabel 2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3" style:display-name="ListLabel 2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4" style:display-name="ListLabel 2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5" style:display-name="ListLabel 2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6" style:display-name="ListLabel 2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7" style:display-name="ListLabel 2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8" style:display-name="ListLabel 2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9" style:display-name="ListLabel 2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0" style:display-name="ListLabel 2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1" style:display-name="ListLabel 2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2" style:display-name="ListLabel 2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3" style:display-name="ListLabel 2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4" style:display-name="ListLabel 2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5" style:display-name="ListLabel 2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6" style:display-name="ListLabel 2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7" style:display-name="ListLabel 2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8" style:display-name="ListLabel 2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9" style:display-name="ListLabel 2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0" style:display-name="ListLabel 2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1" style:display-name="ListLabel 2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2" style:display-name="ListLabel 2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3" style:display-name="ListLabel 2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4" style:display-name="ListLabel 2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5" style:display-name="ListLabel 2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6" style:display-name="ListLabel 2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7" style:display-name="ListLabel 2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8" style:display-name="ListLabel 2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9" style:display-name="ListLabel 2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0" style:display-name="ListLabel 2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1" style:display-name="ListLabel 2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2" style:display-name="ListLabel 2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3" style:display-name="ListLabel 2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4" style:display-name="ListLabel 2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5" style:display-name="ListLabel 2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6" style:display-name="ListLabel 2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7" style:display-name="ListLabel 2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8" style:display-name="ListLabel 2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9" style:display-name="ListLabel 2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0" style:display-name="ListLabel 3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1" style:display-name="ListLabel 3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2" style:display-name="ListLabel 3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3" style:display-name="ListLabel 3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4" style:display-name="ListLabel 3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5" style:display-name="ListLabel 3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6" style:display-name="ListLabel 3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7" style:display-name="ListLabel 3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8" style:display-name="ListLabel 3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9" style:display-name="ListLabel 3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0" style:display-name="ListLabel 3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1" style:display-name="ListLabel 3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2" style:display-name="ListLabel 3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3" style:display-name="ListLabel 3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4" style:display-name="ListLabel 3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5" style:display-name="ListLabel 3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6" style:display-name="ListLabel 3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7" style:display-name="ListLabel 3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8" style:display-name="ListLabel 3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9" style:display-name="ListLabel 3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0" style:display-name="ListLabel 3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1" style:display-name="ListLabel 3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2" style:display-name="ListLabel 3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3" style:display-name="ListLabel 3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4" style:display-name="ListLabel 3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01"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number text:level="2" text:style-name="ListLabel_20_137" style:num-suffix="." style:num-format="1">
        <style:list-level-properties text:list-level-position-and-space-mode="label-alignment">
          <style:list-level-label-alignment text:label-followed-by="listtab" fo:text-indent="-0.25in" fo:margin-left="0.8335in"/>
        </style:list-level-properties>
      </text:list-level-style-number>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number text:level="2" text:style-name="ListLabel_20_146" style:num-suffix="." style:num-format="1">
        <style:list-level-properties text:list-level-position-and-space-mode="label-alignment">
          <style:list-level-label-alignment text:label-followed-by="listtab" fo:text-indent="-0.25in" fo:margin-left="0.8335in"/>
        </style:list-level-properties>
      </text:list-level-style-number>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55"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09"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18"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43" meta:word-count="2027" meta:character-count="14843" meta:non-whitespace-character-count="12893"/>
    <meta:generator>LibreOfficeDev/6.0.5.2$Linux_X86_64 LibreOffice_project/</meta:generator>
  </office:meta>
</office:document-meta>
</file>